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75aa" officeooo:paragraph-rsid="0020c999"/>
    </style:style>
    <style:style style:name="P2" style:family="paragraph" style:parent-style-name="Text_20_body">
      <style:text-properties officeooo:rsid="00284992" officeooo:paragraph-rsid="00284992"/>
    </style:style>
    <style:style style:name="P3" style:family="paragraph" style:parent-style-name="Text_20_body">
      <style:text-properties officeooo:rsid="00356cf9" officeooo:paragraph-rsid="00356cf9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s" text:name="table1"/>
        <text:user-field-decl office:value-type="string" office:string-value="project; values=bcws effort, bcwp effort, acwp effort;" text:name="chart1"/>
        <text:user-field-decl office:value-type="string" office:string-value="BCWS Cost" text:name="table1.bcws"/>
        <text:user-field-decl office:value-type="string" office:string-value="BCWP Cost" text:name="table1.bcwp"/>
        <text:user-field-decl office:value-type="string" office:string-value="ACWP Cost" text:name="table1.acwp"/>
        <text:user-field-decl office:value-type="string" office:string-value="CPI Cost" text:name="table1.cpicost"/>
        <text:user-field-decl office:value-type="string" office:string-value="SPI Cost" text:name="table1.spicost"/>
      </text:user-field-decls>
      <text:p text:style-name="P3">Project performance data.</text:p>
      <text:p text:style-name="P2"><text:user-field-get text:name="table1">projects</text:user-field-get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>
            <table:table-cell table:style-name="Table1.A1" office:value-type="string">
              <text:p text:style-name="P4"><text:user-field-get text:name="table1.bcws">BCWS Cost</text:user-field-get></text:p>
            </table:table-cell>
            <table:table-cell table:style-name="Table1.A1" office:value-type="string">
              <text:p text:style-name="P5"><text:user-field-get text:name="table1.bcwp">BCWP Cost</text:user-field-get></text:p>
            </table:table-cell>
            <table:table-cell table:style-name="Table1.A1" office:value-type="string">
              <text:p text:style-name="P4"><text:user-field-get text:name="table1.acwp">ACWP Cost</text:user-field-get></text:p>
            </table:table-cell>
            <table:table-cell table:style-name="Table1.A1" office:value-type="string">
              <text:p text:style-name="P4"><text:user-field-get text:name="table1.cpicost">CPI Cost</text:user-field-get></text:p>
            </table:table-cell>
            <table:table-cell table:style-name="Table1.E1" office:value-type="string">
              <text:p text:style-name="P4"><text:user-field-get text:name="table1.spicost">SPI Cost</text:user-field-get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user-field-get text:name="table1.bcws">BCWS Cost</text:user-field-get></text:p>
          </table:table-cell>
          <table:table-cell table:style-name="Table1.B2" office:value-type="string">
            <text:p text:style-name="Table_20_Contents"><text:user-field-get text:name="table1.bcwp">BCWP Cost</text:user-field-get></text:p>
          </table:table-cell>
          <table:table-cell table:style-name="Table1.C2" office:value-type="string">
            <text:p text:style-name="Table_20_Contents"><text:user-field-get text:name="table1.acwp">ACWP Cost</text:user-field-get></text:p>
          </table:table-cell>
          <table:table-cell table:style-name="Table1.D2" office:value-type="string">
            <text:p text:style-name="Table_20_Contents"><text:user-field-get text:name="table1.cpicost">CPI Cost</text:user-field-get></text:p>
          </table:table-cell>
          <table:table-cell table:style-name="Table1.E2" office:value-type="string">
            <text:p text:style-name="Table_20_Contents"><text:user-field-get text:name="table1.spicost">SPI Cost</text:user-field-get></text:p>
          </table:table-cell>
        </table:table-row>
      </table:table>
      <text:p text:style-name="P1"/>
      <text:p text:style-name="P1"><text:user-field-get text:name="chart1">project; values=bcws effort, bcwp effort, acwp effort;</text:user-field-get></text:p>
      <text:p text:style-name="P1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7-05-30T09:22:02.397308141</dc:date>
    <meta:editing-duration>PT16H25M40S</meta:editing-duration>
    <meta:editing-cycles>33</meta:editing-cycles>
    <meta:generator>LibreOffice/5.1.6.2$Linux_X86_64 LibreOffice_project/10m0$Build-2</meta:generator>
    <meta:document-statistic meta:table-count="1" meta:image-count="0" meta:object-count="1" meta:page-count="1" meta:paragraph-count="13" meta:word-count="25" meta:character-count="143" meta:non-whitespace-character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ooo:coordinate-region svg:x="0.94cm" svg:y="0.379cm" svg:width="12.52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